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fo:color="#0000ff" style:font-name="Cambria" fo:font-size="18pt" fo:language="ru" fo:country="RU" style:font-name-asian="Times New Roman1" style:font-size-asian="12pt" style:font-name-complex="Times New Roman1" style:font-size-complex="12pt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7cm" draw:z-index="0"><draw:image xlink:href="../../odt/images/3033.png" xlink:type="simple" xlink:show="embed" xlink:actuate="onLoad"/></draw:frame></text:p>
          </table:table-cell>
          <table:table-cell table:style-name="Table1.B1" office:value-type="string">
            <text:p text:style-name="P4">Импульс по фронту или срезу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2cm" svg:height="1.51cm" draw:z-index="1"><draw:image xlink:href="../../odt/images/3033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4">Блок ф</text:span>ормирует импульс величиной 1, длительностью в <text:span text:style-name="T11">один</text:span> шаг интегрирования, при каждом изменении входной величины от нуля до единицы или от единицы до нуля:</text:p>
            <text:p text:style-name="P6"><text:span text:style-name="T13"><draw:frame draw:style-name="fr3" draw:name="Объект1" text:anchor-type="as-char" svg:width="8.096cm" svg:height="1.25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3">,</text:span></text:p>
            <text:p text:style-name="P5"><text:span text:style-name="T6">где </text:span><text:span text:style-name="T6"><draw:frame draw:style-name="fr3" draw:name="Объект2" text:anchor-type="as-char" svg:width="1.087cm" svg:height="0.564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 – выходной сигнал блока, <text:s/></text:span><text:span text:style-name="T6"><draw:frame draw:style-name="fr3" draw:name="Объект3" text:anchor-type="as-char" svg:width="3.395cm" svg:height="0.56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– входной сигнал в текущий момент времени и на предыдущем временном шаге интегрирования.</text:span></text:p>
            <text:p text:style-name="P5"><text:span text:style-name="T14">Свойства</text:span>:<text:span text:style-name="T12"> </text:span><text:span text:style-name="T5">для работы блока свойства задавать не требуется.</text:span></text:p>
            <text:p text:style-name="P5"><text:span text:style-name="T8">Примечание</text:span><text:span text:style-name="T5">: если на вход блока подается не </text:span><text:span text:style-name="T7">логический</text:span><text:span text:style-name="T5">, а </text:span><text:span text:style-name="T7">действительный</text:span><text:span text:style-name="T5"> сигнал, то он считается </text:span><text:span text:style-name="T7">единичным</text:span><text:span text:style-name="T5"> при </text:span><text:span text:style-name="T5"><draw:frame draw:style-name="fr3" draw:name="Объект4" text:anchor-type="as-char" svg:width="2.073cm" svg:height="0.564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">и </text:span><text:span text:style-name="T7">нулевым</text:span><text:span text:style-name="T5"> при </text:span><text:span text:style-name="T5"><draw:frame draw:style-name="fr3" draw:name="Объект5" text:anchor-type="as-char" svg:width="2.073cm" svg:height="0.564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: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по фронту или срезу</dc:title>
    <dc:date>2014-12-01T18:45:58.96</dc:date>
    <meta:generator>OpenOffice/4.1.1$Win32 OpenOffice.org_project/411m6$Build-9775</meta:generator>
    <meta:editing-duration>PT2H13M37S</meta:editing-duration>
    <meta:editing-cycles>115</meta:editing-cycles>
    <meta:document-statistic meta:table-count="1" meta:image-count="2" meta:object-count="5" meta:page-count="1" meta:paragraph-count="11" meta:word-count="85" meta:character-count="535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2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во</mi>
                    <mi mathvariant="italic">всех</mi>
                    <mi mathvariant="italic">остальных</mi>
                    <mi mathvariant="italic">случаях</mi>
                    <mi>;</mi>
                  </mrow>
                </mtd>
              </mtr>
            </mtable>
          </mrow>
        </mrow>
      </mrow>
    </mrow>
    <annotation encoding="StarMath 5.0">y(t) = left lbrace stack{
alignl 1, ~ если u(t) = neg u(t- %DELTA t); #
alignl 0, ~ во всех остальных случаях;  }
right none
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5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